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2" svg:font-family="'Source Sans Pro'" style:font-family-generic="system" style:font-pitch="variable"/>
  </office:font-face-decls>
  <office:automatic-styles>
    <style:style style:name="Tabla1" style:family="table">
      <style:table-properties style:width="17.307cm" fo:margin-left="0cm" table:align="left"/>
    </style:style>
    <style:style style:name="Tabla1.A" style:family="table-column">
      <style:table-column-properties style:column-width="2.291cm"/>
    </style:style>
    <style:style style:name="Tabla1.B" style:family="table-column">
      <style:table-column-properties style:column-width="4.607cm"/>
    </style:style>
    <style:style style:name="Tabla1.C" style:family="table-column">
      <style:table-column-properties style:column-width="10.409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1b9e61" officeooo:paragraph-rsid="001b9e61"/>
    </style:style>
    <style:style style:name="P2" style:family="paragraph" style:parent-style-name="Header">
      <style:text-properties officeooo:rsid="001b9e61" officeooo:paragraph-rsid="001b9e61"/>
    </style:style>
    <style:style style:name="P3" style:family="paragraph" style:parent-style-name="Text_20_body">
      <style:text-properties officeooo:rsid="001b9e61" officeooo:paragraph-rsid="001c9934"/>
    </style:style>
    <style:style style:name="P4" style:family="paragraph" style:parent-style-name="Text_20_body">
      <style:text-properties officeooo:rsid="001c9934" officeooo:paragraph-rsid="001c9934"/>
    </style:style>
    <style:style style:name="P5" style:family="paragraph" style:parent-style-name="Text_20_body">
      <style:text-properties officeooo:rsid="001de7c3" officeooo:paragraph-rsid="001de7c3"/>
    </style:style>
    <style:style style:name="P6" style:family="paragraph" style:parent-style-name="Text_20_body">
      <style:text-properties fo:font-weight="normal" officeooo:rsid="001de7c3" officeooo:paragraph-rsid="001fa07d" style:font-weight-asian="normal" style:font-weight-complex="normal"/>
    </style:style>
    <style:style style:name="P7" style:family="paragraph" style:parent-style-name="Text_20_body">
      <style:text-properties fo:font-weight="normal" officeooo:rsid="0020d105" officeooo:paragraph-rsid="0020d105" style:font-weight-asian="normal" style:font-weight-complex="normal"/>
    </style:style>
    <style:style style:name="P8" style:family="paragraph" style:parent-style-name="Text_20_body">
      <style:text-properties fo:font-weight="normal" officeooo:rsid="001fa07d" officeooo:paragraph-rsid="0020d105" style:font-weight-asian="normal" style:font-weight-complex="normal"/>
    </style:style>
    <style:style style:name="P9" style:family="paragraph" style:parent-style-name="Text_20_body">
      <style:text-properties fo:font-weight="normal" officeooo:rsid="00255db1" officeooo:paragraph-rsid="002742b5" style:font-weight-asian="normal" style:font-weight-complex="normal"/>
    </style:style>
    <style:style style:name="P10" style:family="paragraph" style:parent-style-name="Text_20_body">
      <style:text-properties fo:font-weight="normal" officeooo:rsid="00283095" officeooo:paragraph-rsid="00283095" style:font-weight-asian="normal" style:font-weight-complex="normal"/>
    </style:style>
    <style:style style:name="P11" style:family="paragraph" style:parent-style-name="Text_20_body">
      <style:text-properties fo:font-weight="normal" officeooo:rsid="0028d0d9" officeooo:paragraph-rsid="0028d0d9" style:font-weight-asian="normal" style:font-weight-complex="normal"/>
    </style:style>
    <style:style style:name="P12" style:family="paragraph" style:parent-style-name="Text_20_body">
      <style:text-properties fo:font-weight="normal" officeooo:rsid="00305f3a" officeooo:paragraph-rsid="00305f3a" style:font-weight-asian="normal" style:font-weight-complex="normal"/>
    </style:style>
    <style:style style:name="P13" style:family="paragraph" style:parent-style-name="Text_20_body">
      <style:text-properties officeooo:paragraph-rsid="002742b5"/>
    </style:style>
    <style:style style:name="P14" style:family="paragraph" style:parent-style-name="Text_20_body">
      <style:text-properties style:font-name="Liberation Serif" officeooo:paragraph-rsid="002959ac"/>
    </style:style>
    <style:style style:name="P15" style:family="paragraph" style:parent-style-name="Text_20_body">
      <style:text-properties style:font-name="Liberation Serif" officeooo:rsid="002959ac" officeooo:paragraph-rsid="002959ac"/>
    </style:style>
    <style:style style:name="P16" style:family="paragraph" style:parent-style-name="Text_20_body">
      <style:text-properties style:font-name="Liberation Serif" fo:font-weight="normal" officeooo:rsid="002959ac" officeooo:paragraph-rsid="002959ac" style:font-weight-asian="normal" style:font-weight-complex="normal"/>
    </style:style>
    <style:style style:name="P17" style:family="paragraph" style:parent-style-name="Text_20_body">
      <style:text-properties style:text-underline-style="solid" style:text-underline-width="auto" style:text-underline-color="font-color" fo:font-weight="bold" officeooo:rsid="00283095" officeooo:paragraph-rsid="00283095"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305f3a" officeooo:paragraph-rsid="00305f3a" style:font-weight-asian="bold" style:font-weight-complex="bold"/>
    </style:style>
    <style:style style:name="P19" style:family="paragraph" style:parent-style-name="Text_20_body">
      <style:text-properties officeooo:paragraph-rsid="0028d0d9"/>
    </style:style>
    <style:style style:name="P20" style:family="paragraph" style:parent-style-name="Text_20_body">
      <style:text-properties officeooo:rsid="0028d0d9" officeooo:paragraph-rsid="0028d0d9"/>
    </style:style>
    <style:style style:name="P21" style:family="paragraph" style:parent-style-name="Text_20_body">
      <style:text-properties officeooo:paragraph-rsid="002959ac"/>
    </style:style>
    <style:style style:name="P22" style:family="paragraph" style:parent-style-name="Text_20_body">
      <style:text-properties officeooo:paragraph-rsid="00305f3a"/>
    </style:style>
    <style:style style:name="P23" style:family="paragraph" style:parent-style-name="Text_20_body">
      <style:text-properties officeooo:rsid="00305f3a" officeooo:paragraph-rsid="00305f3a"/>
    </style:style>
    <style:style style:name="P24" style:family="paragraph" style:parent-style-name="Text_20_body">
      <style:text-properties style:text-underline-style="none" fo:font-weight="normal" officeooo:rsid="00305f3a" officeooo:paragraph-rsid="00305f3a" style:font-weight-asian="normal" style:font-weight-complex="normal"/>
    </style:style>
    <style:style style:name="P25" style:family="paragraph" style:parent-style-name="Text_20_body">
      <style:text-properties style:text-underline-style="none" fo:font-weight="normal" officeooo:rsid="00305f3a" officeooo:paragraph-rsid="00320eca" style:font-weight-asian="normal" style:font-weight-complex="normal"/>
    </style:style>
    <style:style style:name="P26" style:family="paragraph" style:parent-style-name="Text_20_body">
      <style:text-properties officeooo:paragraph-rsid="00320eca"/>
    </style:style>
    <style:style style:name="P27" style:family="paragraph" style:parent-style-name="Text_20_body">
      <style:text-properties officeooo:paragraph-rsid="0033a354"/>
    </style:style>
    <style:style style:name="P28" style:family="paragraph" style:parent-style-name="Table_20_Contents">
      <style:paragraph-properties fo:line-height="100%" fo:text-align="start" style:justify-single-word="false"/>
      <style:text-properties officeooo:rsid="0020d105" officeooo:paragraph-rsid="0020d105"/>
    </style:style>
    <style:style style:name="P29" style:family="paragraph" style:parent-style-name="Table_20_Contents">
      <style:paragraph-properties fo:line-height="100%" fo:text-align="start" style:justify-single-word="false"/>
      <style:text-properties officeooo:rsid="00236d25" officeooo:paragraph-rsid="00236d25"/>
    </style:style>
    <style:style style:name="P30" style:family="paragraph" style:parent-style-name="Table_20_Contents">
      <style:paragraph-properties fo:line-height="100%" fo:text-align="start" style:justify-single-word="false"/>
      <style:text-properties officeooo:rsid="00236d25" officeooo:paragraph-rsid="00234c1d"/>
    </style:style>
    <style:style style:name="P31" style:family="paragraph" style:parent-style-name="Table_20_Contents">
      <style:paragraph-properties fo:line-height="100%" fo:text-align="start" style:justify-single-word="false"/>
      <style:text-properties officeooo:rsid="00234c1d" officeooo:paragraph-rsid="00234c1d"/>
    </style:style>
    <style:style style:name="P32" style:family="paragraph" style:parent-style-name="Table_20_Contents">
      <style:paragraph-properties fo:line-height="100%" fo:text-align="start" style:justify-single-word="false"/>
      <style:text-properties officeooo:rsid="00225672" officeooo:paragraph-rsid="00225672"/>
    </style:style>
    <style:style style:name="P33" style:family="paragraph" style:parent-style-name="Text_20_body">
      <style:text-properties fo:color="#222222" style:font-name="Liberation Serif" fo:font-size="12pt" fo:font-weight="normal" officeooo:rsid="00082ec2" officeooo:paragraph-rsid="002742b5" fo:background-color="#ffffff" style:font-name-asian="Source Sans Pro2" style:font-size-asian="12pt" style:font-weight-asian="normal" style:font-name-complex="Source Sans Pro2" style:font-size-complex="12pt" style:font-weight-complex="normal"/>
    </style:style>
    <style:style style:name="P34" style:family="paragraph" style:parent-style-name="Text_20_body">
      <style:text-properties fo:color="#222222" style:font-name="Liberation Serif" fo:font-size="12pt" fo:font-weight="normal" officeooo:rsid="002f5f8c" officeooo:paragraph-rsid="002f5f8c" fo:background-color="#ffffff" style:font-name-asian="Source Sans Pro2" style:font-size-asian="12pt" style:font-weight-asian="normal" style:font-name-complex="Source Sans Pro2" style:font-size-complex="12pt" style:font-weight-complex="normal"/>
    </style:style>
    <style:style style:name="P35" style:family="paragraph" style:parent-style-name="Text_20_body">
      <style:text-properties fo:color="#222222" style:font-name="Liberation Serif" fo:font-size="12pt" officeooo:paragraph-rsid="00342129" fo:background-color="#ffffff" style:font-name-asian="Source Sans Pro2" style:font-size-asian="12pt" style:font-name-complex="Source Sans Pro2" style:font-size-complex="12pt"/>
    </style:style>
    <style:style style:name="P36" style:family="paragraph" style:parent-style-name="Text_20_body">
      <style:text-properties fo:color="#222222" style:font-name="Liberation Serif" fo:font-size="12pt" fo:font-weight="bold" officeooo:rsid="002959ac" officeooo:paragraph-rsid="002959ac" fo:background-color="#ffffff" style:font-name-asian="Source Sans Pro2" style:font-size-asian="12pt" style:font-weight-asian="bold" style:font-name-complex="Source Sans Pro2" style:font-size-complex="12pt" style:font-weight-complex="bold"/>
    </style:style>
    <style:style style:name="P37" style:family="paragraph" style:parent-style-name="Text_20_body" style:list-style-name="WWNum3"/>
    <style:style style:name="P38" style:family="paragraph" style:parent-style-name="Text_20_body">
      <style:text-properties style:font-name="Liberation Serif" fo:font-size="12pt" officeooo:paragraph-rsid="00342129" style:font-size-asian="12pt" style:font-size-complex="12pt"/>
    </style:style>
    <style:style style:name="P39" style:family="paragraph" style:parent-style-name="Text_20_body">
      <style:text-properties officeooo:paragraph-rsid="00342129"/>
    </style:style>
    <style:style style:name="P40" style:family="paragraph" style:parent-style-name="Heading_20_1">
      <style:text-properties officeooo:rsid="001b9e61" officeooo:paragraph-rsid="0019e952"/>
    </style:style>
    <style:style style:name="T1" style:family="text">
      <style:text-properties officeooo:rsid="001c9934"/>
    </style:style>
    <style:style style:name="T2" style:family="text">
      <style:text-properties fo:font-weight="bold" style:font-weight-asian="bold" style:font-weight-complex="bold"/>
    </style:style>
    <style:style style:name="T3" style:family="text">
      <style:text-properties fo:font-weight="bold" officeooo:rsid="001c9934" style:font-weight-asian="bold" style:font-weight-complex="bold"/>
    </style:style>
    <style:style style:name="T4" style:family="text">
      <style:text-properties fo:font-weight="bold" officeooo:rsid="001fa07d" style:font-weight-asian="bold" style:font-weight-complex="bold"/>
    </style:style>
    <style:style style:name="T5" style:family="text">
      <style:text-properties fo:font-weight="bold" officeooo:rsid="002742b5" style:font-weight-asian="bold" style:font-weight-complex="bold"/>
    </style:style>
    <style:style style:name="T6" style:family="text">
      <style:text-properties fo:font-weight="bold" officeooo:rsid="00283095" style:font-weight-asian="bold" style:font-weight-complex="bold"/>
    </style:style>
    <style:style style:name="T7" style:family="text">
      <style:text-properties fo:font-weight="bold" officeooo:rsid="002959ac" style:font-weight-asian="bold" style:font-weight-complex="bold"/>
    </style:style>
    <style:style style:name="T8" style:family="text">
      <style:text-properties fo:font-weight="bold" officeooo:rsid="00313972" style:font-weight-asian="bold" style:font-weight-complex="bold"/>
    </style:style>
    <style:style style:name="T9" style:family="text">
      <style:text-properties officeooo:rsid="001de7c3"/>
    </style:style>
    <style:style style:name="T10" style:family="text">
      <style:text-properties officeooo:rsid="001fa07d"/>
    </style:style>
    <style:style style:name="T11" style:family="text">
      <style:text-properties officeooo:rsid="00225672"/>
    </style:style>
    <style:style style:name="T12" style:family="text">
      <style:text-properties fo:color="#222222" style:font-name="Liberation Serif" fo:font-size="12pt" fo:background-color="#ffffff" loext:char-shading-value="0" style:font-name-asian="Source Sans Pro2" style:font-size-asian="12pt" style:font-name-complex="Source Sans Pro2" style:font-size-complex="12pt"/>
    </style:style>
    <style:style style:name="T13" style:family="text">
      <style:text-properties fo:color="#222222" style:font-name="Liberation Serif" fo:font-size="12pt" officeooo:rsid="00082ec2" fo:background-color="#ffffff" loext:char-shading-value="0" style:font-name-asian="Source Sans Pro2" style:font-size-asian="12pt" style:font-name-complex="Source Sans Pro2" style:font-size-complex="12pt"/>
    </style:style>
    <style:style style:name="T14" style:family="text">
      <style:text-properties fo:color="#222222" style:font-name="Liberation Serif" fo:font-size="12pt" fo:font-weight="bold" officeooo:rsid="002742b5" fo:background-color="#ffffff" loext:char-shading-value="0" style:font-name-asian="Source Sans Pro2" style:font-size-asian="12pt" style:font-weight-asian="bold" style:font-name-complex="Source Sans Pro2" style:font-size-complex="12pt" style:font-weight-complex="bold"/>
    </style:style>
    <style:style style:name="T15" style:family="text">
      <style:text-properties fo:color="#222222" style:font-name="Liberation Serif" fo:font-size="12pt" fo:font-weight="bold" officeooo:rsid="00305f3a" fo:background-color="#ffffff" loext:char-shading-value="0" style:font-name-asian="Source Sans Pro2" style:font-size-asian="12pt" style:font-weight-asian="bold" style:font-name-complex="Source Sans Pro2" style:font-size-complex="12pt" style:font-weight-complex="bold"/>
    </style:style>
    <style:style style:name="T16" style:family="text">
      <style:text-properties fo:color="#222222" style:font-name="Liberation Serif" fo:font-size="12pt" fo:font-weight="normal" officeooo:rsid="00082ec2" fo:background-color="#ffffff" loext:char-shading-value="0" style:font-name-asian="Source Sans Pro2" style:font-size-asian="12pt" style:font-weight-asian="normal" style:font-name-complex="Source Sans Pro2" style:font-size-complex="12pt" style:font-weight-complex="normal"/>
    </style:style>
    <style:style style:name="T17" style:family="text">
      <style:text-properties fo:color="#222222" style:font-name="Liberation Serif" fo:font-size="12pt" fo:font-weight="normal" officeooo:rsid="002f5f8c" fo:background-color="#ffffff" loext:char-shading-value="0" style:font-name-asian="Source Sans Pro2" style:font-size-asian="12pt" style:font-weight-asian="normal" style:font-name-complex="Source Sans Pro2" style:font-size-complex="12pt" style:font-weight-complex="normal"/>
    </style:style>
    <style:style style:name="T18" style:family="text">
      <style:text-properties fo:color="#222222" fo:background-color="#ffffff" loext:char-shading-value="0" style:font-name-asian="Source Sans Pro2" style:font-name-complex="Source Sans Pro2"/>
    </style:style>
    <style:style style:name="T19" style:family="text">
      <style:text-properties fo:color="#222222" officeooo:rsid="00097546" fo:background-color="#ffffff" loext:char-shading-value="0" style:font-name-asian="Source Sans Pro2" style:font-name-complex="Source Sans Pro2"/>
    </style:style>
    <style:style style:name="T20" style:family="text">
      <style:text-properties fo:color="#222222" fo:font-size="12pt" fo:background-color="#ffffff" loext:char-shading-value="0" style:font-name-asian="Source Sans Pro2" style:font-size-asian="12pt" style:font-name-complex="Source Sans Pro2" style:font-size-complex="12pt"/>
    </style:style>
    <style:style style:name="T21" style:family="text">
      <style:text-properties fo:color="#222222" fo:font-size="12pt" officeooo:rsid="0029dbee" fo:background-color="#ffffff" loext:char-shading-value="0" style:font-name-asian="Source Sans Pro2" style:font-size-asian="12pt" style:font-name-complex="Source Sans Pro2" style:font-size-complex="12pt"/>
    </style:style>
    <style:style style:name="T22" style:family="text">
      <style:text-properties fo:color="#222222" fo:font-size="12pt" officeooo:rsid="002ad698" fo:background-color="#ffffff" loext:char-shading-value="0" style:font-name-asian="Source Sans Pro2" style:font-size-asian="12pt" style:font-name-complex="Source Sans Pro2" style:font-size-complex="12pt"/>
    </style:style>
    <style:style style:name="T23" style:family="text">
      <style:text-properties fo:color="#222222" fo:font-size="12pt" officeooo:rsid="002b4eda" fo:background-color="#ffffff" loext:char-shading-value="0" style:font-name-asian="Source Sans Pro2" style:font-size-asian="12pt" style:font-name-complex="Source Sans Pro2" style:font-size-complex="12pt"/>
    </style:style>
    <style:style style:name="T24" style:family="text">
      <style:text-properties fo:color="#222222" fo:font-size="12pt" officeooo:rsid="002bad1f" fo:background-color="#ffffff" loext:char-shading-value="0" style:font-name-asian="Source Sans Pro2" style:font-size-asian="12pt" style:font-name-complex="Source Sans Pro2" style:font-size-complex="12pt"/>
    </style:style>
    <style:style style:name="T25" style:family="text">
      <style:text-properties fo:color="#222222" fo:font-size="12pt" officeooo:rsid="002da54c" fo:background-color="#ffffff" loext:char-shading-value="0" style:font-name-asian="Source Sans Pro2" style:font-size-asian="12pt" style:font-name-complex="Source Sans Pro2" style:font-size-complex="12pt"/>
    </style:style>
    <style:style style:name="T26" style:family="text">
      <style:text-properties fo:color="#222222" fo:font-size="12pt" officeooo:rsid="002f5f8c" fo:background-color="#ffffff" loext:char-shading-value="0" style:font-name-asian="Source Sans Pro2" style:font-size-asian="12pt" style:font-name-complex="Source Sans Pro2" style:font-size-complex="12pt"/>
    </style:style>
    <style:style style:name="T27" style:family="text">
      <style:text-properties fo:color="#222222" fo:font-size="12pt" officeooo:rsid="000b888d" fo:background-color="#ffffff" loext:char-shading-value="0" style:font-name-asian="Source Sans Pro2" style:font-size-asian="12pt" style:font-name-complex="Source Sans Pro2" style:font-size-complex="12pt"/>
    </style:style>
    <style:style style:name="T28" style:family="text">
      <style:text-properties fo:color="#222222" fo:font-size="12pt" style:text-underline-style="solid" style:text-underline-width="auto" style:text-underline-color="font-color" fo:background-color="#ffffff" loext:char-shading-value="0" style:font-name-asian="Source Sans Pro2" style:font-size-asian="12pt" style:font-name-complex="Source Sans Pro2" style:font-size-complex="12pt"/>
    </style:style>
    <style:style style:name="T29" style:family="text">
      <style:text-properties fo:color="#222222" fo:font-size="12pt" style:text-underline-style="solid" style:text-underline-width="auto" style:text-underline-color="font-color" fo:font-weight="normal" officeooo:rsid="002959ac" fo:background-color="#ffffff" loext:char-shading-value="0" style:font-name-asian="Source Sans Pro2" style:font-size-asian="12pt" style:font-weight-asian="normal" style:font-name-complex="Source Sans Pro2" style:font-size-complex="12pt" style:font-weight-complex="normal"/>
    </style:style>
    <style:style style:name="T30" style:family="text">
      <style:text-properties fo:color="#222222" fo:font-size="12pt" style:text-underline-style="none" fo:background-color="#ffffff" loext:char-shading-value="0" style:font-name-asian="Source Sans Pro2" style:font-size-asian="12pt" style:font-name-complex="Source Sans Pro2" style:font-size-complex="12pt"/>
    </style:style>
    <style:style style:name="T31" style:family="text">
      <style:text-properties fo:color="#222222" fo:font-size="12pt" style:text-underline-style="none" fo:font-weight="normal" officeooo:rsid="002959ac" fo:background-color="#ffffff" loext:char-shading-value="0" style:font-name-asian="Source Sans Pro2" style:font-size-asian="12pt" style:font-weight-asian="normal" style:font-name-complex="Source Sans Pro2" style:font-size-complex="12pt" style:font-weight-complex="normal"/>
    </style:style>
    <style:style style:name="T32" style:family="text">
      <style:text-properties fo:color="#222222" fo:font-size="12pt" fo:font-weight="normal" fo:background-color="#ffffff" loext:char-shading-value="0" style:font-name-asian="Source Sans Pro2" style:font-size-asian="12pt" style:font-weight-asian="normal" style:font-name-complex="Source Sans Pro2" style:font-size-complex="12pt" style:font-weight-complex="normal"/>
    </style:style>
    <style:style style:name="T33" style:family="text">
      <style:text-properties fo:color="#222222" fo:font-size="12pt" fo:font-weight="normal" officeooo:rsid="002959ac" fo:background-color="#ffffff" loext:char-shading-value="0" style:font-name-asian="Source Sans Pro2" style:font-size-asian="12pt" style:font-weight-asian="normal" style:font-name-complex="Source Sans Pro2" style:font-size-complex="12pt" style:font-weight-complex="normal"/>
    </style:style>
    <style:style style:name="T34" style:family="text">
      <style:text-properties fo:color="#222222" fo:font-size="12pt" fo:font-weight="bold" fo:background-color="#ffffff" loext:char-shading-value="0" style:font-name-asian="Source Sans Pro2" style:font-size-asian="12pt" style:font-weight-asian="bold" style:font-name-complex="Source Sans Pro2" style:font-size-complex="12pt" style:font-weight-complex="bold"/>
    </style:style>
    <style:style style:name="T35" style:family="text">
      <style:text-properties fo:color="#222222" style:text-underline-style="solid" style:text-underline-width="auto" style:text-underline-color="font-color" fo:background-color="#ffffff" loext:char-shading-value="0" style:font-name-asian="Source Sans Pro2" style:font-name-complex="Source Sans Pro2"/>
    </style:style>
    <style:style style:name="T36" style:family="text">
      <style:text-properties fo:color="#222222" fo:font-weight="normal" officeooo:rsid="00082ec2" fo:background-color="#ffffff" loext:char-shading-value="0" style:font-name-asian="Source Sans Pro2" style:font-weight-asian="normal" style:font-name-complex="Source Sans Pro2" style:font-weight-complex="normal"/>
    </style:style>
    <style:style style:name="T37" style:family="text">
      <style:text-properties style:font-name="Liberation Serif"/>
    </style:style>
    <style:style style:name="T38" style:family="text">
      <style:text-properties officeooo:rsid="00283095"/>
    </style:style>
    <style:style style:name="T39" style:family="text">
      <style:text-properties officeooo:rsid="0028d0d9"/>
    </style:style>
    <style:style style:name="T40" style:family="text">
      <style:text-properties officeooo:rsid="002959ac"/>
    </style:style>
    <style:style style:name="T41" style:family="text">
      <style:text-properties style:text-underline-style="none" fo:font-weight="normal" officeooo:rsid="00305f3a" style:font-weight-asian="normal" style:font-weight-complex="normal"/>
    </style:style>
    <style:style style:name="T42" style:family="text">
      <style:text-properties style:text-underline-style="none" fo:font-weight="normal" officeooo:rsid="00313972" style:font-weight-asian="normal" style:font-weight-complex="normal"/>
    </style:style>
    <style:style style:name="T43" style:family="text">
      <style:text-properties style:text-underline-style="none" fo:font-weight="normal" officeooo:rsid="00320eca" style:font-weight-asian="normal" style:font-weight-complex="normal"/>
    </style:style>
    <style:style style:name="T44" style:family="text">
      <style:text-properties style:text-underline-style="none" fo:font-weight="bold" officeooo:rsid="00305f3a" style:font-weight-asian="bold" style:font-weight-complex="bold"/>
    </style:style>
    <style:style style:name="T45" style:family="text">
      <style:text-properties style:text-underline-style="none" fo:font-weight="bold" officeooo:rsid="00313972" style:font-weight-asian="bold" style:font-weight-complex="bold"/>
    </style:style>
    <style:style style:name="T46" style:family="text">
      <style:text-properties style:text-underline-style="none" style:font-name-asian="Source Sans Pro2" style:font-name-complex="Source Sans Pro2"/>
    </style:style>
    <style:style style:name="T47" style:family="text">
      <style:text-properties style:text-underline-style="none" officeooo:rsid="0033a354" style:font-name-asian="Source Sans Pro2" style:font-name-complex="Source Sans Pro2"/>
    </style:style>
    <style:style style:name="T48" style:family="text">
      <style:text-properties style:text-underline-style="none" officeooo:rsid="0033a354"/>
    </style:style>
    <style:style style:name="T49" style:family="text">
      <style:text-properties officeooo:rsid="00313972"/>
    </style:style>
    <style:style style:name="T50" style:family="text">
      <style:text-properties officeooo:rsid="000b888d"/>
    </style:style>
    <style:style style:name="T51" style:family="text">
      <style:text-properties officeooo:rsid="00320eca"/>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style:font-name-asian="Source Sans Pro2" style:font-name-complex="Source Sans Pro2"/>
    </style:style>
    <style:style style:name="T54" style:family="text">
      <style:text-properties style:font-name-asian="Source Sans Pro2" style:font-name-complex="Source Sans Pro2"/>
    </style:style>
    <style:style style:name="T55" style:family="text">
      <style:text-properties officeooo:rsid="0033a354" style:font-name-asian="Source Sans Pro2" style:font-name-complex="Source Sans Pro2"/>
    </style:style>
    <style:style style:name="T56" style:family="text">
      <style:text-properties style:use-window-font-color="true" fo:font-size="12pt" style:text-underline-style="solid" style:text-underline-width="auto" style:text-underline-color="font-color" style:font-name-asian="Source Sans Pro2" style:font-size-asian="12pt" style:font-name-complex="Source Sans Pro2" style:font-size-complex="12pt"/>
    </style:style>
    <style:style style:name="T57" style:family="text">
      <style:text-properties style:use-window-font-color="true" fo:font-size="12pt" style:font-name-asian="Source Sans Pro2" style:font-size-asian="12pt" style:font-name-complex="Source Sans Pro2" style:font-size-complex="12pt"/>
    </style:style>
    <style:style style:name="T58" style:family="text">
      <style:text-properties style:use-window-font-color="true" fo:font-size="12pt" style:text-underline-style="none" officeooo:rsid="0033a354" style:font-name-asian="Source Sans Pro2" style:font-size-asian="12pt" style:font-name-complex="Source Sans Pro2" style:font-size-complex="12pt"/>
    </style:style>
    <style:style style:name="T59" style:family="text">
      <style:text-properties officeooo:rsid="0033a354"/>
    </style:style>
    <style:style style:name="T60" style:family="text">
      <style:text-properties officeooo:rsid="00342129"/>
    </style:style>
    <style:style style:name="T61" style:family="text">
      <style:text-properties fo:font-weight="normal" officeooo:rsid="00283095"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Guía Teórica - Trabajo Práctico Nº 1</text:h>
      <text:p text:style-name="P17">Arquitectura de computadoras</text:p>
      <text:p text:style-name="P3">1- <text:span text:style-name="T3">¿Por qué las computadoras se estructuran en capas?</text:span></text:p>
      <text:p text:style-name="P3">Las computadoras se estructuran en capas con el fin de facilitar la interacción humano-máquina. Esto es porque las máquinas, en su nivel más bajo, realizan operaciones tan sencillas que para un humano se hace muy tedioso. Entonces, el diseño de una computadora <text:span text:style-name="T1">se hace con</text:span> varias capas, donde cada una se apoya en la que le antecede, siendo la primera (nivel 0) la que interactúa directamente con el hardware de la máquina (difícil de interpretar por los humanos), y la última capa es con la que se encuentran los humanos, de fácil interpretación por los mismos.</text:p>
      <text:p text:style-name="P4">2- <text:span text:style-name="T2">Describa la relación entre capas, máquinas virtuales y lenguajes.</text:span></text:p>
      <text:p text:style-name="P4">Los niveles mencionados en el párrafo anterior son representados cada uno por una máquina virtual que posee su propio lenguaje <text:span text:style-name="T9">de máquina</text:span>. Una máquina virtual es una máquina hipotética cuyo lenguaje de máquina será el que le corresponde dependiendo del nivel en el que se encuentre. <text:span text:style-name="T9">Por ejemplo, la máquina virtual, M1, tendrá un lenguaje L1, y la máquina virtual, M0, corresponde a L0. Los conceptos “nivel” y “máquina virtual” son equivalentes.</text:span></text:p>
      <text:p text:style-name="P5">3- <text:span text:style-name="T2">Describa el concepto de </text:span><text:span text:style-name="Emphasis"><text:span text:style-name="T2">trayectoria de datos</text:span></text:span><text:span text:style-name="T2">.</text:span></text:p>
      <text:p text:style-name="P6">La trayectoria de datos es <text:span text:style-name="T10">la que transporta datos de uno o dos registros a la ALU (unidad aritmética lógica). A través de la trayectoria de datos fluyen los datos. Así, los datos de uno o dos registros son llevados a la ALU donde ésta realiza alguna operación con ellos, como sumarlos, y luego guarda el resultado en otro registro. Esta es la tarea de la trayectoria de datos.</text:span></text:p>
      <text:p text:style-name="P6"><text:span text:style-name="T10">4- </text:span><text:span text:style-name="T4">¿Qué es el microprograma y cuál es su función?</text:span></text:p>
      <text:p text:style-name="P8">En algunas máquinas el microprograma controla la operación de la trayectoria de datos. Esto es control por software de la trayectoria de datos. El microprograma es un intérprete de las instrucciones en el nivel 2: obtiene, examina y ejecuta las instrucciones una por una, utilizando la trayectoria de datos para hacerlo.</text:p>
      <text:p text:style-name="P7">5- <text:span text:style-name="T2">Realice una tabla con las capas de una arquitectura típica, y comente brevemente la función de cada una.</text:span></text:p>
      <table:table table:name="Tabla1" table:style-name="Tabla1">
        <table:table-column table:style-name="Tabla1.A"/>
        <table:table-column table:style-name="Tabla1.B"/>
        <table:table-column table:style-name="Tabla1.C"/>
        <table:table-row>
          <table:table-cell table:style-name="Tabla1.A1" office:value-type="string">
            <text:p text:style-name="P28">Nivel 5</text:p>
          </table:table-cell>
          <table:table-cell table:style-name="Tabla1.A1" office:value-type="string">
            <text:p text:style-name="P28">Nivel de lenguaje orientado hacia problemas</text:p>
          </table:table-cell>
          <table:table-cell table:style-name="Tabla1.C1" office:value-type="string">
            <text:p text:style-name="P29">Consta de lenguajes de alto nivel para programadores de aplicaciones que quieren resolver problemas. Existen cientos de estos lenguajes; generalmente se traducen a lenguajes de nivel 3 o 4 con traductores llamados compiladores, aunque a veces se interpretan.</text:p>
          </table:table-cell>
        </table:table-row>
        <table:table-row>
          <table:table-cell table:style-name="Tabla1.A2" office:value-type="string">
            <text:p text:style-name="P28">Nivel 4</text:p>
          </table:table-cell>
          <table:table-cell table:style-name="Tabla1.A2" office:value-type="string">
            <text:p text:style-name="P28">Nivel de lenguaje ensamblador</text:p>
          </table:table-cell>
          <table:table-cell table:style-name="Tabla1.C2" office:value-type="string">
            <text:p text:style-name="P30">Los niveles del 4 en adelante por lo general se traducen aunque puede no ser así. A partir de este nivel los lenguajes contienen palabras y abreviaturas que tienen un significado para las personas (antes se tenían sólo números). Estos programas se traducen a un lenguaje de nivel 1, 2 o 3 y luego se interpretan por la máquina virtual o real apropiada. <text:soft-page-break/>El programa que realiza la traducción se llama ensamblador.</text:p>
          </table:table-cell>
        </table:table-row>
        <table:table-row>
          <table:table-cell table:style-name="Tabla1.A2" office:value-type="string">
            <text:p text:style-name="P28">Nivel 3</text:p>
          </table:table-cell>
          <table:table-cell table:style-name="Tabla1.A2" office:value-type="string">
            <text:p text:style-name="P28">Nivel de sistema operativo</text:p>
          </table:table-cell>
          <table:table-cell table:style-name="Tabla1.C2" office:value-type="string">
            <text:p text:style-name="P31">Hay un nuevo conjunto de instrucciones y una diferente organización de la memoria, y varias características más. Algunas instrucciones de este nivel son interpretadas por el sistema operativo y otras son interpretadas directamente por el microprograma. Por esto se dice que es un nivel híbrido.</text:p>
          </table:table-cell>
        </table:table-row>
        <table:table-row>
          <table:table-cell table:style-name="Tabla1.A2" office:value-type="string">
            <text:p text:style-name="P28">Nivel 2</text:p>
          </table:table-cell>
          <table:table-cell table:style-name="Tabla1.A2" office:value-type="string">
            <text:p text:style-name="P28">Nivel de arquitectura de conjunto de instrucciones <text:span text:style-name="T11">(ISA)</text:span></text:p>
          </table:table-cell>
          <table:table-cell table:style-name="Tabla1.C2" office:value-type="string">
            <text:p text:style-name="P31">Posee un manual proporcionado por el fabricante en el que se describe las instrucciones que el microprograma o los circuitos en hardware ejecutan en forma interpretativa.</text:p>
          </table:table-cell>
        </table:table-row>
        <table:table-row>
          <table:table-cell table:style-name="Tabla1.A2" office:value-type="string">
            <text:p text:style-name="P28">Nivel 1</text:p>
          </table:table-cell>
          <table:table-cell table:style-name="Tabla1.A2" office:value-type="string">
            <text:p text:style-name="P28">Nivel de microarquitectura</text:p>
          </table:table-cell>
          <table:table-cell table:style-name="Tabla1.C2" office:value-type="string">
            <text:p text:style-name="P32">Una colección de 8 a 32 registros forman una memoria local y la ALU que puede efectuar operaciones aritméticas sencillas. Los registros de conectan a la ALU para formar la trayectoria de datos. En algunas máquinas el microprograma controla la operación de la trayectoria de datos; en otras, la trayectoria de datos está bajo el control directo del hardware.</text:p>
          </table:table-cell>
        </table:table-row>
        <table:table-row>
          <table:table-cell table:style-name="Tabla1.A2" office:value-type="string">
            <text:p text:style-name="P28">Nivel 0</text:p>
          </table:table-cell>
          <table:table-cell table:style-name="Tabla1.A2" office:value-type="string">
            <text:p text:style-name="P28">Nivel de lógica digital</text:p>
          </table:table-cell>
          <table:table-cell table:style-name="Tabla1.C2" office:value-type="string">
            <text:p text:style-name="P28">Lo integran las compuertas lógicas. <text:span text:style-name="T11">Cada una tiene una o más entradas digitales con las que calcula alguna función sencilla para generar una salida. Las compuertas se combinan para formar una memoria de 1 bit; estas memorias se combinan para formar registros.</text:span></text:p>
          </table:table-cell>
        </table:table-row>
      </table:table>
      <text:p text:style-name="P7"/>
      <text:p text:style-name="P9">6- <text:span text:style-name="T2">¿Qué es la arquitectura de una computadora, y cuáles son los aspectos de los que se ocupa?</text:span></text:p>
      <text:p text:style-name="P33">La arquitectura de computadora es un conjunto de reglas y métodos que describen la funcionalidad, integración, organización e implementación de los sistemas computacionales.</text:p>
      <text:p text:style-name="P13"><text:span text:style-name="T16">7- </text:span><text:span text:style-name="T14">¿Qué contiene la CPU?</text:span></text:p>
      <text:p text:style-name="P35">La CPU contiene:</text:p>
      <text:p text:style-name="P38"><text:span text:style-name="T18">Unidad de control.</text:span></text:p>
      <text:p text:style-name="P38"><text:span text:style-name="T18">Unidad Aritm</text:span><text:span text:style-name="T19">é</text:span><text:span text:style-name="T18">tico l</text:span><text:span text:style-name="T19">ó</text:span><text:span text:style-name="T18">gica.</text:span></text:p>
      <text:p text:style-name="P38"><text:span text:style-name="T36">Registros. </text:span></text:p>
      <text:p text:style-name="P39">8- <text:span text:style-name="T5">Mencione los 3 grandes pasos que realiza la CPU para ejecutar una instrucción, y describa brevemente cada uno.</text:span></text:p>
      <text:p text:style-name="P39">Para ejecutar una instrucción, la CPU:</text:p>
      <text:p text:style-name="P39"><text:span text:style-name="T60">1. </text:span>Busca la siguiente instrucción en la memoria.</text:p>
      <text:p text:style-name="P39">Localiza la siguiente instrucción a ejecutar cuando se ejecute la actual.<text:line-break/>(Nótese que este paso es trascendental para empezar a operar puesto <text:line-break/>que tuvo que ser realizado antes de ejecutar la primer instrucción de todas.)</text:p>
      <text:p text:style-name="P39"><text:span text:style-name="T60">2. </text:span>Trae la palabra de la memoria a un registro de la CPU (si la instrucción usa una palabra de memoria).</text:p>
      <text:p text:style-name="P39"><text:soft-page-break/>Obtiene de la memoria la información necesaria para realizar la operación.</text:p>
      <text:p text:style-name="P39"><text:span text:style-name="T60">3. </text:span>Ejecuta la instrucción.</text:p>
      <text:p text:style-name="P39">Ejecuta propiamente la instrucción, la unidad aritmético lógica realiza el operando.</text:p>
      <text:p text:style-name="Text_20_body">9- <text:span text:style-name="T2">¿Cuál es la ventaja de las CPU RISC sobre CISC?</text:span></text:p>
      <text:p text:style-name="P10">La CPU RISC es más eficiente porque realiza más instrucciones por ciclo.</text:p>
      <text:p text:style-name="P10">10- <text:span text:style-name="T2">Verdadero o falso: Todas las instrucciones se ejecutan en 1 ciclo de CPU.</text:span></text:p>
      <text:p text:style-name="P10">En el caso de las arquitecturas RISC es verdadero, y es falso en las CISC.</text:p>
      <text:p text:style-name="P10">11- <text:span text:style-name="T2">¿Cuál es la diferencia entre el uso de filas de procesamiento y las arquitecturas superescalares?</text:span></text:p>
      <text:p text:style-name="Text_20_body">Las filas de procesamiento implican el solapamiento de pasos dentro del ciclo del camino de datos. <text:s/>En cambio las Arquitecturas superescalares poseen varios componentes de la fila de procesamiento repetidos lo que permite correr tareas en paralelo aumentando el throughput.</text:p>
      <text:p text:style-name="P19"><text:span text:style-name="T38">12- </text:span><text:span text:style-name="T6">¿Cuál es la diferencia ente los multiprocesadores y las multicomputadoras?</text:span></text:p>
      <text:p text:style-name="P19">Multiprocesadores: Una misma motherboard contiene 2 o más procesadores que a su vez pueden tener varios núcleos. Los procesadores compartirán los buses, memorias, etc.</text:p>
      <text:p text:style-name="P19">Multi<text:span text:style-name="T39">c</text:span>omputadoras: <text:s/>Son varias instancias computadoras completas e independientes con sus propios recursos organizadas en un cluster de cómputo en las cuales se reparten procesos (nótese que estas computadoras independientes pueden tener motherboards con más de un <text:s/>procesador). Por ejemplo, las supercomputadoras como Multivac.</text:p>
      <text:p text:style-name="P20">13- <text:span text:style-name="T2">Verdadero o falso: el tamaño de la palabra de memoria es igual para todas las memorias.</text:span></text:p>
      <text:p text:style-name="Text_20_body">Falso. Dependiendo de la cantidad de direcciones de memoria que se desee tener, el fabricante optar<text:span text:style-name="T39">á</text:span> por palabras más o menos largas para mantener una capacidad de memoria total deseada.</text:p>
      <text:p text:style-name="P20">14- <text:span text:style-name="T2">¿Qué diferencia hay entre el esquema little endian y el esquema big endian?</text:span></text:p>
      <text:p text:style-name="Text_20_body"><text:span text:style-name="T39">La diferencia está en e</text:span>l orden en el que se almacenan los datos en la memoria. <text:s/><text:span text:style-name="T39">L</text:span>ittle endian guarda de una manera similar a la escritura hebrea es decir las últimas letras (o bytes en nuestro caso) primero y Big endian lo hace al rev<text:span text:style-name="T39">és</text:span>.</text:p>
      <text:p text:style-name="P20">15- <text:span text:style-name="T2">¿Cuál es la función de la memoria caché?</text:span></text:p>
      <text:p text:style-name="Text_20_body">Disminuir las operaciones de I/O para eliminar tiempos muertos y aumentar el throughput.</text:p>
      <text:p text:style-name="P20">16- <text:span text:style-name="T2">¿Cómo se conecta la CPU con la memoria principal y dispositivos de E/S?</text:span></text:p>
      <text:p text:style-name="P11">Mediante buses.</text:p>
      <text:p text:style-name="P11">17- <text:span text:style-name="T2">¿Para qué sirve el registro denominado “Program Counter”?</text:span></text:p>
      <text:p text:style-name="Text_20_body">Es un registro de procesador que indica donde está un ordenador en su secuencia de programa.</text:p>
      <text:p text:style-name="P21"><text:span text:style-name="T40">18- </text:span><text:span text:style-name="T7">Defina y enuncie las diferencias entre compilación, ensamblado e interpretación.</text:span></text:p>
      <text:p text:style-name="P14"><text:soft-page-break/><text:span text:style-name="T28">Ensamblador:</text:span><text:span text:style-name="T30"> </text:span><text:span text:style-name="T20">Traduce programas escritos en lenguaje ensamblador y los traduce a lenguaje de máquina para su ejecución, lo que permite correr el mismo programa en diversas máquinas con arquitecturas diferentes.<text:line-break/></text:span><text:span text:style-name="T28">Compilador:</text:span><text:span text:style-name="T30"> </text:span><text:span text:style-name="T20">Traduce programas de alto nivel <text:s/>a lenguaje ensamblador de bajo nivel.<text:line-break/></text:span><text:span text:style-name="T29">Intérprete:</text:span><text:span text:style-name="T31"> </text:span><text:span text:style-name="T33">Parecido al compilador solo que traduce en tiempo real a medida que el programa se lee se va interpretando y ejecutando linea a linea. Los programas ejecutados de esta manera son más lentos puestos que no es posible optimizar los bucles como hacen los compiladores entre otras cosas.</text:span></text:p>
      <text:p text:style-name="P15"><text:span text:style-name="T32">19- </text:span><text:span text:style-name="T34">Indique el valor de los siguientes números en sistema decimal, hexadecimal y octal</text:span></text:p>
      <text:p text:style-name="P36">1. 01000101 00100101 11001001</text:p>
      <text:p text:style-name="P16"><text:span text:style-name="T20">Decimal: </text:span><text:span text:style-name="T21">4531657</text:span></text:p>
      <text:p text:style-name="P16"><text:span text:style-name="T20">Hexadecimal: </text:span><text:span text:style-name="T22">4525C9</text:span></text:p>
      <text:p text:style-name="P16"><text:span text:style-name="T20">Octal: </text:span><text:span text:style-name="T23">21222711</text:span></text:p>
      <text:p text:style-name="P36">2. 11010011 11000100 10001010</text:p>
      <text:p text:style-name="P16"><text:span text:style-name="T20">Decimal: </text:span><text:span text:style-name="T23">13878410</text:span></text:p>
      <text:p text:style-name="P16"><text:span text:style-name="T20">Hexadecimal: </text:span><text:span text:style-name="T23">D3C48A</text:span></text:p>
      <text:p text:style-name="P16"><text:span text:style-name="T20">Octal: </text:span><text:span text:style-name="T24">64742212</text:span></text:p>
      <text:p text:style-name="P16"><text:span text:style-name="T20">20- </text:span><text:span text:style-name="T34">Indique el valor de los siguientes números en sistema binario, hexadecimal y octal</text:span></text:p>
      <text:p text:style-name="P36">1. 7225</text:p>
      <text:p text:style-name="P16"><text:span text:style-name="T20">Binario: </text:span><text:span text:style-name="T24">1110000111001</text:span></text:p>
      <text:p text:style-name="P16"><text:span text:style-name="T20">Hexadecimal: </text:span><text:span text:style-name="T25">1C39</text:span></text:p>
      <text:p text:style-name="P16"><text:span text:style-name="T20">Octal: </text:span><text:span text:style-name="T25">16071</text:span></text:p>
      <text:p text:style-name="P36">2. 6234</text:p>
      <text:p text:style-name="P16"><text:span text:style-name="T20">Binario: </text:span><text:span text:style-name="T26">1100001011010</text:span></text:p>
      <text:p text:style-name="P16"><text:span text:style-name="T20">Hexadecimal: </text:span><text:span text:style-name="T26">185A</text:span></text:p>
      <text:p text:style-name="P16"><text:span text:style-name="T20">Octal: </text:span><text:span text:style-name="T26">14132</text:span></text:p>
      <text:p text:style-name="P16"><text:span text:style-name="T20">21- </text:span><text:span text:style-name="T34">¿Cómo representan las computadoras los números con punto flotante?</text:span></text:p>
      <text:p text:style-name="P34">Los números con punto flotante se representan de una manera similar a la notación científica.</text:p>
      <text:p text:style-name="P34">Tienen 3 elementos:</text:p>
      <text:p text:style-name="P34">1) signo del número</text:p>
      <text:p text:style-name="P34">2) exponente (signo + magnitud)</text:p>
      <text:p text:style-name="P34">3) magnitud de la fracción (mantisa)</text:p>
      <text:p text:style-name="P22"><text:soft-page-break/><text:span text:style-name="T17">22- </text:span><text:span text:style-name="T15">¿Qué es el desbordamiento y el subdesbordamiento en números de punto flotante?</text:span></text:p>
      <text:p text:style-name="P22">Son inconvenientes que se presentan en la aritmética de punto flotante. Los subdesbordamientos son menos graves que los desbordamientos porque el 0 es una buena aproximación para resolver el problema.</text:p>
      <text:p text:style-name="P23">23- <text:span text:style-name="T2">Verdadero o falso: el error de redondeo absoluto en punto flotante es igual para números pequeños y para números grandes.</text:span></text:p>
      <text:p text:style-name="P12">Falso.</text:p>
      <text:p text:style-name="P12">24- <text:span text:style-name="T2">Verdadero o falso: el error de redondeo relativo en punto flotante es menor para números pequeños y para números grandes.</text:span></text:p>
      <text:p text:style-name="P12">Falso.</text:p>
      <text:p text:style-name="P18">Sistemas Operativos</text:p>
      <text:p text:style-name="P26"><text:span text:style-name="T41">25- </text:span><text:span text:style-name="T44">¿Cuáles son las 2 principales funciones del Sistema Operativo (SO)? Explíquelas brevemente y ejemplifique.</text:span></text:p>
      <text:p text:style-name="P26"><text:span text:style-name="T35">Sistema operativo: </text:span><text:span text:style-name="T18">componente intermedio que oculta la complejidad de la computadora a los programas de usuario.</text:span></text:p>
      <text:p text:style-name="Text_20_body">Sus 2 principales funciones son:</text:p>
      <text:p text:style-name="Text_20_body">a) Proveer una máquina extendida o máquina virtual al usuario (más fácil de programar que la máquina real brindando capacidades adicionales, ej: memoria virtual).</text:p>
      <text:p text:style-name="Text_20_body">b) Ser un controlador de recursos de cómputo (asignación ordenada de los recursos de cómputo, ej: CPU, impresoras, discos, y evita colisiones, deadlocks, etc a causa de la concurrencia)</text:p>
      <text:p text:style-name="P26"><text:span text:style-name="T41">26- </text:span><text:span text:style-name="T44">¿Qué es una llamada al sistema? ¿Para qué sirve? Ejemplifique.</text:span></text:p>
      <text:p text:style-name="P26">La interfaz entre el SO y los programas de usuario son el conjunto de llamadas al sistema. Proporción un conjunto de “instrucciones ampliadas” (proveen funcionalidades más complejas que las del hardware, implementadas mediante funcionalidades más simples que el hardware soporta).</text:p>
      <text:p text:style-name="P26"><text:span text:style-name="T41">27- </text:span><text:span text:style-name="T44">¿Qué es un proceso?</text:span></text:p>
      <text:p text:style-name="P26">Un proceso es un programa en ejecución. Está formado por:</text:p>
      <text:list xml:id="list1084600346" text:style-name="WWNum3">
        <text:list-header>
          <text:p text:style-name="P37"><text:span text:style-name="T27">1. </text:span><text:span text:style-name="T20">Programa ejecutable</text:span></text:p>
          <text:p text:style-name="P37"><text:span text:style-name="T50">2. </text:span>Sus registros </text:p>
          <text:p text:style-name="P37"><text:span text:style-name="T50">3. </text:span>Sus datos</text:p>
        </text:list-header>
      </text:list>
      <text:p text:style-name="P24">28- <text:span text:style-name="T2">Verdadero o falso:</text:span></text:p>
      <text:p text:style-name="P24">1) <text:span text:style-name="T2">Un proceso tiene asociado un único programa. </text:span><text:span text:style-name="T51">Verdadero.</text:span></text:p>
      <text:p text:style-name="P24">2) <text:span text:style-name="T2">Un programa puede tener asociado un único proceso.</text:span> <text:span text:style-name="T51">Falso.</text:span></text:p>
      <text:p text:style-name="P24">29- <text:span text:style-name="T2">Defina:</text:span></text:p>
      <text:p text:style-name="P25"><text:soft-page-break/>1) <text:span text:style-name="T2">Directorio: </text:span><text:span text:style-name="T12">Concepto que soportan la mayoría de los sistemas operativos para poder proporcionar un espacio donde almacenar los archivos.</text:span></text:p>
      <text:p text:style-name="P25">2) <text:span text:style-name="T2">Ruta de acceso (path):</text:span><text:span text:style-name="T37"> </text:span><text:span text:style-name="T12">consta de la lista de directorios que hay que recorrer desde el directorio raíz hasta llegar al archivo con diagonales entre los componentes.</text:span></text:p>
      <text:p text:style-name="P25">3) <text:span text:style-name="T2">Directorio de trabajo: </text:span><text:span text:style-name="T13">se encuentra activo en cada proceso y en cada momento, en el que se buscan aquellos nombres de las rutas de acceso que no comiencen con una diagonal.</text:span></text:p>
      <text:p text:style-name="P26"><text:span text:style-name="T41">30- </text:span><text:span text:style-name="T44">¿Qué son los bits rwx? ¿Para qué sirven?</text:span></text:p>
      <text:p text:style-name="P26">Los bits rwx (Read, Write y eXecute) son tres, cada uno pertenece a un campo que le permite el acceso a la lectura de un archivo protegido por un código binario de 9 bits en el sistema operativo UNIX.</text:p>
      <text:p text:style-name="P24">31- <text:span text:style-name="T2">Indique la diferencia entre:</text:span></text:p>
      <text:p text:style-name="P25">1) <text:span text:style-name="T2">un archivo regular: </text:span><text:span text:style-name="T12">un archivo común y silvestre que no provee o impone una estructura de archivos propia o interna.</text:span></text:p>
      <text:p text:style-name="P25">2) <text:span text:style-name="T2">un archivo especial: </text:span><text:span text:style-name="T12">es una interfaz para un driver de dispositivo que aparece en los archivos de sistema como si fuese un archivo ordinario</text:span></text:p>
      <text:p text:style-name="P25">3) <text:span text:style-name="T2">una tubería (pipe): </text:span><text:span text:style-name="T12">Maneja la comunicación entre procesos. Es una especie de pseudoarchivo que se puede utilizar para conectar dos procesos.</text:span></text:p>
      <text:p text:style-name="P26"><text:span text:style-name="T41">32- </text:span><text:span text:style-name="T44">Describa cómo se implementa la multiprogramación (multiprocessing)</text:span></text:p>
      <text:p text:style-name="P26">Para lograr la apariencia de paralelismo, el sistema operativo alterna rápidamente entre los procesos que se están ejecutando en un momento dado. A esto se le llama multiprogramación. La ventaja de la multiprogramación es que se aprovecha más la CPU cuando algún proceso está esperando por algún recurso.</text:p>
      <text:p text:style-name="P24">33- <text:span text:style-name="T2">Indique el estado en que se encuentra un proceso en cada caso:</text:span></text:p>
      <text:p text:style-name="P24">1) <text:span text:style-name="T2">El proceso tiene todo lo que necesita para correr, pero no es su turno de utilizar la CPU.</text:span> <text:span text:style-name="T51">(LISTO)</text:span></text:p>
      <text:p text:style-name="P24">2) <text:span text:style-name="T2">El proceso está esperando datos por la red y no puede continuar.</text:span> <text:span text:style-name="T51">(BLOQUEADO)</text:span></text:p>
      <text:p text:style-name="P24">3) <text:span text:style-name="T2">El proceso recibió </text:span><text:span text:style-name="T8">los datos de red que estaba esperando.</text:span><text:span text:style-name="T49"> (EN EJECUCIÓN)</text:span></text:p>
      <text:p text:style-name="P26"><text:span text:style-name="T42">34- </text:span><text:span text:style-name="T45">¿Qué son las secciones críticas de un proceso?</text:span></text:p>
      <text:p text:style-name="P26">Son las áreas del código problemáticas que leen/modifican estructuras de datos compartidas o acceden a recursos compartidos.</text:p>
      <text:p text:style-name="P26"><text:span text:style-name="T42">35- </text:span><text:span text:style-name="T45">¿En qué consiste la técnica de gestión de la memoria denominada intercambio (swapping)?</text:span></text:p>
      <text:p text:style-name="P26">Intercambio: Multiprogramación con particiones variables. La cantidad, tamaño y ubicación de las particiones es dinámica, se establece en el momento necesario. Su potencial problema es la fragmentación de la memoria y su solución es la compactación de la memoria.</text:p>
      <text:p text:style-name="P26"><text:soft-page-break/><text:span text:style-name="T42">36- </text:span><text:span text:style-name="T45">Mencione y describa brevemente 2 técnicas de administración de la memoria.</text:span></text:p>
      <text:p text:style-name="P26"><text:span text:style-name="T53">Mapa de bits: </text:span><text:span text:style-name="T54">con un mapa de bits la memoria se divide en unidades de asignación, pueden ser tan pequeñas como unas cuantas palabras o tan grandes como varios kilobytes. A cada unidad de asignación le corresponde un bit del mapa de bits. (0 libre, 1 ocupada). </text:span></text:p>
      <text:p text:style-name="P26"><text:span text:style-name="T53">Listas ligadas: </text:span><text:span text:style-name="T54">Lista ligada de los segmentos de memoria asignados o libres, en donde un segmento puede ser un proceso o un hueco entre dos procesos. Cada entrada de la lista especifica un hueco (H) o un proceso (P), la dirección donde comienza, su longitud y un apuntador a la siguiente entrada. Se utilizan diversos algoritmos para asignar la memoria para un proceso de reciente creación o intercambiado (el adm</text:span><text:span text:style-name="T55">inistrador</text:span><text:span text:style-name="T54"> de memoria conoce la cantidad de memoria para asignar). Diversos algoritmos tales como el más simple “primero en ajustarse” (espacio lo suficientemente grande), con una pequeña variante “siguiente en ajustarse” (registro donde se encuentra el hueco adecuado), “mejor en ajustarse” (toma el mínimo hueco adecuado) y “peor ajuste” (toma siempre el hueco más grande disponible).</text:span></text:p>
      <text:p text:style-name="P26"><text:span text:style-name="T43">37- </text:span><text:span text:style-name="T45">¿Para qué sirve la paginación?</text:span></text:p>
      <text:p text:style-name="P26">Permite direccionar un espacio de memoria mayor que la memoria física disponible.</text:p>
      <text:p text:style-name="P27"><text:span text:style-name="T42">38- </text:span><text:span text:style-name="T45">¿Para qué sirve la segmentación?</text:span></text:p>
      <text:p text:style-name="P27">Permite tener espacios virtuales de direccionamiento independiente. Utilidad: cuando se necesita porciones de memoria que crezcan independientemente y variable, y permite aplicar protecciones mediante permisos para que un proceso leer/escribir segmentos que no son suyos.</text:p>
      <text:p text:style-name="P27"><text:span text:style-name="T42">39- </text:span><text:span text:style-name="T45">Mencione las operaciones básicas que pueden realizarse sobre los archivos.</text:span></text:p>
      <text:p text:style-name="P27">Los archivos permiten leer/escribir información y mantenerla de forma permanente. Para el SO, un archivo es un conjunto de bytes.</text:p>
      <text:p text:style-name="P27"><text:span text:style-name="T42">40- </text:span><text:span text:style-name="T45">¿Para qué sirve la estructura de directorios?</text:span></text:p>
      <text:p text:style-name="P27">Tiene por finalidad ubicar el contenido de los archivos que se encuentran almacenados en el disco.</text:p>
      <text:p text:style-name="P27"><text:span text:style-name="T42">41- </text:span><text:span text:style-name="T45">¿Cuáles son los objetivos del software de E/S a nivel de Sistema Operativo?</text:span></text:p>
      <text:p text:style-name="P27">El SO debe proveer una interfaz simplificada los programas de usuario para acceder a los dispositivos E/S.<text:tab/></text:p>
      <text:p text:style-name="P27">Debe proveer nombres uniformes, no importa el tipo de dispositivo de que se trate.</text:p>
      <text:p text:style-name="P27">Manejo de errores lo más cerca del hardware posible.<text:tab/></text:p>
      <text:p text:style-name="P27">Simplificación del modelo de transferencia.</text:p>
      <text:p text:style-name="P27">Gesti<text:span text:style-name="T59">ó</text:span>n de recursos que puedan compartirse concurrentemente y recursos que son de uso exclusivo.</text:p>
      <text:p text:style-name="P27"><text:span text:style-name="T42">42- </text:span><text:span text:style-name="T45">Indique las 4 capas en las que se estructura el software de E/S en un Sistema Operativo, y mencione brevemente la función de cada una.</text:span></text:p>
      <text:p text:style-name="P27"><text:span text:style-name="T47">1) </text:span><text:span text:style-name="T53">Manejadores de interruptores:</text:span><text:span text:style-name="T46"> </text:span><text:span text:style-name="T54">activan los drivers cuando las E/S están completas.</text:span></text:p>
      <text:p text:style-name="P27"><text:span text:style-name="T47">2) </text:span><text:span text:style-name="T53">Manejadores de dispositivos:</text:span><text:span text:style-name="T46"> i</text:span><text:span text:style-name="T54">nstalan los registros de los dispositivos y verifica su estado.</text:span></text:p>
      <text:p text:style-name="P27"><text:soft-page-break/><text:span text:style-name="T58">3) </text:span><text:span text:style-name="T56">Software de E/S independiente del dispositivo:</text:span><text:span text:style-name="T57"> nombran, protegen, bloquean, asignan y almacenan.</text:span></text:p>
      <text:p text:style-name="P27"><text:span text:style-name="T48">4) </text:span><text:span text:style-name="T52">Software E/S en espacio del usuario:</text:span> llamadas a E/S, formatean E/S y ponen en c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2" svg:font-family="'Source Sans Pr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9" style:display-name="ListLabel 19" style:family="text">
      <style:text-properties style:font-name="Source Sans Pro" fo:font-family="'Source Sans Pro'" style:font-family-generic="roman" style:font-pitch="variable" fo:font-size="12pt" style:text-underline-style="none" fo:font-weight="normal" style:font-name-asian="Source Sans Pro2" style:font-family-asian="'Source Sans Pro'" style:font-family-generic-asian="system" style:font-pitch-asian="variable" style:font-size-asian="10.5pt" style:font-weight-asian="normal" style:font-name-complex="Source Sans Pro2" style:font-family-complex="'Source Sans Pro'" style:font-family-generic-complex="system" style:font-pitch-complex="variable" style:font-size-complex="12pt"/>
    </style:style>
    <style:style style:name="ListLabel_20_20" style:display-name="ListLabel 20" style:family="text">
      <style:text-properties style:font-name="Source Sans Pro" fo:font-family="'Source Sans Pro'" style:font-family-generic="roman" style:font-pitch="variable" fo:font-size="12pt" style:text-underline-style="none" fo:font-weight="normal" style:font-size-asian="10.5pt" style:font-weight-asian="normal" style:font-size-complex="12pt" style:font-weight-complex="normal"/>
    </style:style>
    <style:style style:name="ListLabel_20_21" style:display-name="ListLabel 21" style:family="text">
      <style:text-properties style:font-name="Source Sans Pro" fo:font-family="'Source Sans Pro'" style:font-family-generic="roman" style:font-pitch="variable" fo:font-size="10.5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b9e61" officeooo:paragraph-rsid="001b9e61"/>
    </style:style>
    <style:style style:name="MP2" style:family="paragraph" style:parent-style-name="Header">
      <style:text-properties officeooo:rsid="001b9e61" officeooo:paragraph-rsid="001b9e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rmática 2019</text:p>
        <text:p text:style-name="MP2">Lilia García Hiramatsu (1097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0:52:33.873052416</meta:creation-date>
    <dc:date>2019-08-24T18:26:31.471054252</dc:date>
    <meta:editing-duration>PT23M9S</meta:editing-duration>
    <meta:editing-cycles>4</meta:editing-cycles>
    <meta:generator>LibreOffice/6.0.7.3$Linux_X86_64 LibreOffice_project/00m0$Build-3</meta:generator>
    <meta:document-statistic meta:table-count="1" meta:image-count="0" meta:object-count="0" meta:page-count="8" meta:paragraph-count="155" meta:word-count="2544" meta:character-count="15830" meta:non-whitespace-character-count="13430"/>
  </office:meta>
</office:document-meta>
</file>